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RES-PCB3-TOUCH-BTN_Rev.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Default"/>
        <table:table-column table:style-name="co5" table:default-cell-style-name="Default"/>
        <table:table-column table:style-name="co3" table:number-columns-repeated="1018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5" table:number-columns-repeated="2"/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SMD КОНД 0603 10 NF X7R 50VDC 1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SMD СЪЕДИНИТЕЛ FPA-WZB25-05-LF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FLEXCON-0.5-12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СЪЕДИНИТЕЛ FPA-WZB25-05-LF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LEXCON_5x1m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КЛЮЧ ТАКТИЛЕН TS-1187 (TERES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R1,SWL1</text:p>
          </table:table-cell>
          <table:table-cell table:style-name="ce2" office:value-type="string" calcext:value-type="string">
            <text:p>tacktil_5x5_teres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8:31:11.730531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08:34:39.391418035</dc:date>
    <meta:editing-duration>PT6M38S</meta:editing-duration>
    <meta:editing-cycles>3</meta:editing-cycles>
    <meta:generator>LibreOffice/5.2.2.2$Linux_X86_64 LibreOffice_project/20m0$Build-2</meta:generator>
    <meta:document-statistic meta:table-count="1" meta:cell-count="20" meta:object-count="0"/>
  </office:meta>
</office:document-meta>
</file>